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list-style-name="L8">
      <style:text-properties officeooo:paragraph-rsid="00043da6"/>
    </style:style>
    <style:style style:name="P2" style:family="paragraph" style:parent-style-name="Heading_20_3" style:list-style-name="L8">
      <style:text-properties officeooo:paragraph-rsid="000beff2"/>
    </style:style>
    <style:style style:name="P3" style:family="paragraph" style:parent-style-name="Standard" style:list-style-name="L1">
      <style:text-properties style:font-name="Tibetan Machine Uni" fo:font-size="13pt" officeooo:rsid="001e797f" officeooo:paragraph-rsid="00043da6" style:font-size-asian="13pt" style:font-size-complex="13pt"/>
    </style:style>
    <style:style style:name="P4" style:family="paragraph" style:parent-style-name="Standard" style:list-style-name="L3">
      <style:text-properties style:font-name="Tibetan Machine Uni" fo:font-size="13pt" officeooo:rsid="0005d180" officeooo:paragraph-rsid="0005d180" style:font-size-asian="13pt" style:font-size-complex="13pt"/>
    </style:style>
    <style:style style:name="P5" style:family="paragraph" style:parent-style-name="Standard">
      <style:text-properties style:font-name="Tibetan Machine Uni" fo:font-size="13pt" fo:font-weight="bold" officeooo:rsid="001e797f" officeooo:paragraph-rsid="00043da6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betan Machine Uni" fo:font-size="13pt" fo:font-weight="bold" officeooo:rsid="001fdc72" officeooo:paragraph-rsid="00043da6" style:font-size-asian="13pt" style:font-weight-asian="bold" style:font-size-complex="13pt" style:font-weight-complex="bold"/>
    </style:style>
    <style:style style:name="P7" style:family="paragraph" style:parent-style-name="Standard" style:list-style-name="L2">
      <style:text-properties style:font-name="Tibetan Machine Uni" fo:font-size="13pt" fo:font-weight="normal" officeooo:rsid="0005bf8e" officeooo:paragraph-rsid="0005bf8e" style:font-size-asian="13pt" style:font-weight-asian="normal" style:font-size-complex="13pt" style:font-weight-complex="normal"/>
    </style:style>
    <style:style style:name="P8" style:family="paragraph" style:parent-style-name="Standard">
      <style:text-properties style:font-name="Tibetan Machine Uni" fo:font-size="13pt" fo:font-weight="normal" officeooo:rsid="00073dde" officeooo:paragraph-rsid="00073dde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betan Machine Uni" fo:font-size="13pt" style:text-underline-style="solid" style:text-underline-width="auto" style:text-underline-color="font-color" fo:font-weight="bold" officeooo:rsid="000beff2" officeooo:paragraph-rsid="000beff2" style:font-size-asian="13pt" style:font-weight-asian="bold" style:font-size-complex="13pt" style:font-weight-complex="bold"/>
    </style:style>
    <style:style style:name="P10" style:family="paragraph" style:parent-style-name="Standard" style:list-style-name="L2">
      <style:text-properties officeooo:paragraph-rsid="0005bf8e"/>
    </style:style>
    <style:style style:name="P11" style:family="paragraph" style:parent-style-name="Standard" style:list-style-name="L2">
      <style:text-properties officeooo:rsid="0005d180" officeooo:paragraph-rsid="0005d180"/>
    </style:style>
    <style:style style:name="P12" style:family="paragraph" style:parent-style-name="Standard" style:list-style-name="L5">
      <style:text-properties officeooo:paragraph-rsid="00043da6"/>
    </style:style>
    <style:style style:name="P13" style:family="paragraph" style:parent-style-name="Standard" style:list-style-name="L6">
      <style:text-properties officeooo:paragraph-rsid="0008a2f5"/>
    </style:style>
    <style:style style:name="P14" style:family="paragraph" style:parent-style-name="Standard" style:list-style-name="L7">
      <style:text-properties officeooo:paragraph-rsid="0008a2f5"/>
    </style:style>
    <style:style style:name="P15" style:family="paragraph" style:parent-style-name="Standard" style:list-style-name="L7">
      <style:text-properties officeooo:rsid="0008e590" officeooo:paragraph-rsid="0008e590"/>
    </style:style>
    <style:style style:name="P16" style:family="paragraph" style:parent-style-name="Text_20_body">
      <style:text-properties style:font-name="Tibetan Machine Uni" fo:font-size="13pt" officeooo:rsid="001fdc72" officeooo:paragraph-rsid="00043da6" style:font-size-asian="13pt" style:font-size-complex="13pt"/>
    </style:style>
    <style:style style:name="P17" style:family="paragraph" style:parent-style-name="Text_20_body">
      <style:text-properties officeooo:paragraph-rsid="00043da6"/>
    </style:style>
    <style:style style:name="T1" style:family="text">
      <style:text-properties officeooo:rsid="001fdc72"/>
    </style:style>
    <style:style style:name="T2" style:family="text">
      <style:text-properties officeooo:rsid="00043da6"/>
    </style:style>
    <style:style style:name="T3" style:family="text">
      <style:text-properties fo:font-weight="bold"/>
    </style:style>
    <style:style style:name="T4" style:family="text">
      <style:text-properties fo:font-weight="bold" officeooo:rsid="00043da6" style:font-weight-asian="bold" style:font-weight-complex="bold"/>
    </style:style>
    <style:style style:name="T5" style:family="text">
      <style:text-properties officeooo:rsid="0005bf8e"/>
    </style:style>
    <style:style style:name="T6" style:family="text">
      <style:text-properties style:font-name="Tibetan Machine Uni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Tibetan Machine Uni" fo:font-size="13pt" fo:font-weight="normal" officeooo:rsid="0005bf8e" style:font-size-asian="13pt" style:font-weight-asian="normal" style:font-size-complex="13pt" style:font-weight-complex="normal"/>
    </style:style>
    <style:style style:name="T8" style:family="text">
      <style:text-properties style:font-name="Tibetan Machine Uni" fo:font-size="13pt" fo:font-weight="normal" officeooo:rsid="0005d180" style:font-size-asian="13pt" style:font-weight-asian="normal" style:font-size-complex="13pt" style:font-weight-complex="normal"/>
    </style:style>
    <style:style style:name="T9" style:family="text">
      <style:text-properties style:font-name="Tibetan Machine Uni" fo:font-size="13pt" fo:font-weight="normal" officeooo:rsid="001fdc72" style:font-size-asian="13pt" style:font-weight-asian="normal" style:font-size-complex="13pt" style:font-weight-complex="normal"/>
    </style:style>
    <style:style style:name="T10" style:family="text">
      <style:text-properties style:font-name="Tibetan Machine Uni" fo:font-size="13pt" fo:font-weight="normal" officeooo:rsid="0008a2f5" style:font-size-asian="13pt" style:font-weight-asian="normal" style:font-size-complex="13pt" style:font-weight-complex="normal"/>
    </style:style>
    <style:style style:name="T11" style:family="text">
      <style:text-properties style:font-name="Tibetan Machine Uni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style:font-name="Tibetan Machine Uni" fo:font-size="13pt" officeooo:rsid="001fdc72" style:font-size-asian="13pt" style:font-size-complex="13pt"/>
    </style:style>
    <style:style style:name="T13" style:family="text">
      <style:text-properties style:font-name="Tibetan Machine Uni" fo:font-size="13pt" fo:font-style="normal" fo:font-weight="normal" officeooo:rsid="001fdc72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LINUX COMMAND ASSIGNMENT</text:p>
      <text:p text:style-name="P5"><text:span text:style-name="T1">Q. </text:span>Terms used in programming/ <text:span text:style-name="T5">linux command </text:span>when <text:span text:style-name="T1">defining the term cd ..</text:span></text:p>
      <text:list xml:id="list909980019" text:style-name="L1">
        <text:list-item>
          <text:p text:style-name="P3"><text:span text:style-name="T2">cd .. it </text:span>moves the directory back one directory, <text:span text:style-name="T2">known as parent </text:span><text:span text:style-name="T4">directory</text:span>.</text:p>
        </text:list-item>
        <text:list-item>
          <text:p text:style-name="P3"><text:span text:style-name="T3">Cd .. </text:span>command takes you back to the <text:a xlink:type="simple" xlink:href="https://www.computerhope.com/jargon/r/root.htm" text:style-name="Internet_20_link" text:visited-style-name="Visited_20_Internet_20_Link">root directory</text:a> of the current drive.</text:p>
          <text:p text:style-name="P3"/>
        </text:list-item>
      </text:list>
      <text:p text:style-name="P6">Q. Ways of renaming a folder and deleting a folder.</text:p>
      <text:list xml:id="list454604134" text:style-name="L2">
        <text:list-item>
          <text:p text:style-name="P7">Renaming a folder: Use the command mv to rename a folder.</text:p>
        </text:list-item>
        <text:list-item>
          <text:p text:style-name="P10"><text:bookmark text:name="ezoic-pub-ad-placeholder-171"/><text:span text:style-name="T7">To remove or delete a file in linux form the command line, use either the rm(remove)</text:span><text:bookmark text:name="ezoic-pub-ad-placeholder-158"/><text:span text:style-name="T7">, </text:span><text:span text:style-name="T8">(rm is used in deleting single folder).</text:span></text:p>
          <text:p text:style-name="P11"><text:span text:style-name="T6">While command </text:span><text:span text:style-name="T11">unlink</text:span><text:span text:style-name="T6"> is used in deleting multiple folders.</text:span></text:p>
        </text:list-item>
      </text:list>
      <text:p text:style-name="P6">Q. Definition of cat in full.</text:p>
      <text:list xml:id="list798685853" text:style-name="L3">
        <text:list-item>
          <text:p text:style-name="P4"><text:span text:style-name="T14">Cat command allows us to create single or multiple files,view content of a file, concatenate files and redirect output in terminal or files.</text:span></text:p>
        </text:list-item>
      </text:list>
      <text:p text:style-name="P6">Q. Whats xdg in full </text:p>
      <text:p text:style-name="P8"><text:s text:c="3"/>Cross-Desktop Group</text:p>
      <text:p text:style-name="P6">Q. Find a way to open the recycle bin using a code. </text:p>
      <text:list xml:id="list4191001391" text:style-name="L5">
        <text:list-item>
          <text:p text:style-name="P12"><text:span text:style-name="Strong_20_Emphasis"><text:span text:style-name="T12">trash-cli</text:span></text:span><text:span text:style-name="T9"> is a </text:span><text:span text:style-name="Strong_20_Emphasis"><text:span text:style-name="T12">command-line interface</text:span></text:span><text:span text:style-name="T9"> to the </text:span><text:span text:style-name="Strong_20_Emphasis"><text:span text:style-name="T12">trash-can</text:span></text:span></text:p>
        </text:list-item>
      </text:list>
      <text:p text:style-name="P6">Q. Various distribution within Linux. </text:p>
      <text:list xml:id="list1304508122" text:style-name="L8">
        <text:list-item>
          <text:list>
            <text:list-item>
              <text:list>
                <text:list-item>
                  <text:h text:style-name="P2" text:outline-level="3"><text:soft-page-break/><text:span text:style-name="T9">Debian</text:span></text:h>
                </text:list-item>
                <text:list-item>
                  <text:h text:style-name="P2" text:outline-level="3"><text:span text:style-name="T13"><text:s/>CentOS</text:span></text:h>
                </text:list-item>
                <text:list-item>
                  <text:h text:style-name="P1" text:outline-level="3"><text:span text:style-name="T13">Fedora</text:span></text:h>
                </text:list-item>
                <text:list-item>
                  <text:h text:style-name="P1" text:outline-level="3"><text:span text:style-name="T13">Kali Linux</text:span></text:h>
                </text:list-item>
              </text:list>
            </text:list-item>
          </text:list>
        </text:list-item>
      </text:list>
      <text:p text:style-name="P17"><text:span text:style-name="T13"/></text:p>
      <text:p text:style-name="P16"/>
      <text:p text:style-name="P6">Q. Find 5 Linux commands.</text:p>
      <text:list xml:id="list3791265681" text:style-name="L7">
        <text:list-item>
          <text:p text:style-name="P14"><text:span text:style-name="T10">Man command: display the manual page of any other command( as long it has one).</text:span></text:p>
        </text:list-item>
        <text:list-item>
          <text:p text:style-name="P15"><text:span text:style-name="T10">C</text:span><text:span text:style-name="T6">hmod command:let you change the mode of a file quickly.</text:span></text:p>
        </text:list-item>
        <text:list-item>
          <text:p text:style-name="P15"><text:span text:style-name="T6">Exit command; ending a session </text:span></text:p>
        </text:list-item>
        <text:list-item>
          <text:p text:style-name="P15"><text:span text:style-name="T6">sudo command: used in installing soft-wares or edit a files outside the user’s home directory.</text:span></text:p>
        </text:list-item>
        <text:list-item>
          <text:p text:style-name="P15"><text:span text:style-name="T6">Ping command: used to test network connectivity. </text:span></text:p>
        </text:list-item>
      </text:list>
      <text:list xml:id="list3918598819" text:style-name="L6">
        <text:list-header>
          <text:p text:style-name="P13"><text:span text:style-name="T10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75in" fo:margin-left="0.7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4:39:15.981068434</meta:creation-date>
    <dc:date>2022-02-10T17:18:16.304315645</dc:date>
    <meta:editing-duration>PT17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37" meta:character-count="1276" meta:non-whitespace-character-count="1073"/>
  </office:meta>
</office:document-meta>
</file>